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717d"/>
    </style:style>
    <style:style style:name="P3" style:family="paragraph" style:parent-style-name="Text_20_body">
      <style:text-properties fo:font-weight="normal" officeooo:rsid="01aa388d" officeooo:paragraph-rsid="01aa388d" style:font-weight-asian="normal" style:font-weight-complex="normal"/>
    </style:style>
    <style:style style:name="P4" style:family="paragraph" style:parent-style-name="Text_20_body">
      <style:text-properties officeooo:paragraph-rsid="0159f874"/>
    </style:style>
    <style:style style:name="P5" style:family="paragraph" style:parent-style-name="Text_20_body">
      <style:text-properties officeooo:paragraph-rsid="01a09a46"/>
    </style:style>
    <style:style style:name="P6" style:family="paragraph" style:parent-style-name="Text_20_body">
      <style:text-properties officeooo:rsid="01a985fd" officeooo:paragraph-rsid="01a985fd"/>
    </style:style>
    <style:style style:name="P7" style:family="paragraph" style:parent-style-name="Text_20_body">
      <style:text-properties officeooo:rsid="01a985fd" officeooo:paragraph-rsid="01afcb4f"/>
    </style:style>
    <style:style style:name="P8" style:family="paragraph" style:parent-style-name="Text_20_body">
      <style:text-properties officeooo:rsid="01aa388d" officeooo:paragraph-rsid="01aa388d"/>
    </style:style>
    <style:style style:name="P9" style:family="paragraph" style:parent-style-name="Text_20_body">
      <style:text-properties officeooo:rsid="01ac5cbd" officeooo:paragraph-rsid="01ac5cbd"/>
    </style:style>
    <style:style style:name="P10" style:family="paragraph" style:parent-style-name="Text_20_body">
      <style:text-properties officeooo:paragraph-rsid="01ac5cbd"/>
    </style:style>
    <style:style style:name="P11" style:family="paragraph" style:parent-style-name="Text_20_body">
      <style:text-properties officeooo:paragraph-rsid="01ad0592"/>
    </style:style>
    <style:style style:name="P12" style:family="paragraph" style:parent-style-name="Text_20_body">
      <style:text-properties officeooo:rsid="01ad0592" officeooo:paragraph-rsid="01ad0592"/>
    </style:style>
    <style:style style:name="P13" style:family="paragraph" style:parent-style-name="Text_20_body">
      <style:text-properties officeooo:paragraph-rsid="01ac355d"/>
    </style:style>
    <style:style style:name="P14" style:family="paragraph" style:parent-style-name="Text_20_body">
      <style:text-properties officeooo:paragraph-rsid="01b16d3a"/>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892d95" style:font-weight-asian="bold" style:font-weight-complex="bold"/>
    </style:style>
    <style:style style:name="T7" style:family="text">
      <style:text-properties fo:font-weight="bold" officeooo:rsid="01a09a46" style:font-weight-asian="bold" style:font-weight-complex="bold"/>
    </style:style>
    <style:style style:name="T8" style:family="text">
      <style:text-properties fo:font-weight="bold" officeooo:rsid="01a9700a" style:font-weight-asian="bold" style:font-weight-complex="bold"/>
    </style:style>
    <style:style style:name="T9" style:family="text">
      <style:text-properties fo:font-weight="bold" officeooo:rsid="01a7a214" style:font-weight-asian="bold" style:font-weight-complex="bold"/>
    </style:style>
    <style:style style:name="T10" style:family="text">
      <style:text-properties fo:font-weight="bold" officeooo:rsid="01ad0592" style:font-weight-asian="bold" style:font-weight-complex="bold"/>
    </style:style>
    <style:style style:name="T11" style:family="text">
      <style:text-properties fo:font-weight="bold" officeooo:rsid="01ae00d3" style:font-weight-asian="bold" style:font-weight-complex="bold"/>
    </style:style>
    <style:style style:name="T12" style:family="text">
      <style:text-properties fo:font-weight="bold" officeooo:rsid="00e51007" style:font-weight-asian="bold" style:font-weight-complex="bold"/>
    </style:style>
    <style:style style:name="T13" style:family="text">
      <style:text-properties fo:font-weight="bold" officeooo:rsid="01afcb4f" style:font-weight-asian="bold" style:font-weight-complex="bold"/>
    </style:style>
    <style:style style:name="T14" style:family="text">
      <style:text-properties fo:font-weight="bold" officeooo:rsid="01b0e6e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1892d95" style:font-weight-asian="normal" style:font-weight-complex="normal"/>
    </style:style>
    <style:style style:name="T17" style:family="text">
      <style:text-properties fo:font-weight="normal" officeooo:rsid="01a09a46" style:font-weight-asian="normal" style:font-weight-complex="normal"/>
    </style:style>
    <style:style style:name="T18" style:family="text">
      <style:text-properties fo:font-weight="normal" officeooo:rsid="01a7a214" style:font-weight-asian="normal" style:font-weight-complex="normal"/>
    </style:style>
    <style:style style:name="T19" style:family="text">
      <style:text-properties fo:font-weight="normal" officeooo:rsid="01a9700a" style:font-weight-asian="normal" style:font-weight-complex="normal"/>
    </style:style>
    <style:style style:name="T20" style:family="text">
      <style:text-properties fo:font-weight="normal" officeooo:rsid="01aa388d" style:font-weight-asian="normal" style:font-weight-complex="normal"/>
    </style:style>
    <style:style style:name="T21" style:family="text">
      <style:text-properties fo:font-weight="normal" officeooo:rsid="01ac355d" style:font-weight-asian="normal" style:font-weight-complex="normal"/>
    </style:style>
    <style:style style:name="T22" style:family="text">
      <style:text-properties fo:font-weight="normal" officeooo:rsid="01ac5cbd" style:font-weight-asian="normal" style:font-weight-complex="normal"/>
    </style:style>
    <style:style style:name="T23" style:family="text">
      <style:text-properties fo:font-weight="normal" officeooo:rsid="01a985fd" style:font-weight-asian="normal" style:font-weight-complex="normal"/>
    </style:style>
    <style:style style:name="T24" style:family="text">
      <style:text-properties fo:font-weight="normal" officeooo:rsid="01ad0592" style:font-weight-asian="normal" style:font-weight-complex="normal"/>
    </style:style>
    <style:style style:name="T25" style:family="text">
      <style:text-properties fo:font-weight="normal" officeooo:rsid="01ae00d3" style:font-weight-asian="normal" style:font-weight-complex="normal"/>
    </style:style>
    <style:style style:name="T26" style:family="text">
      <style:text-properties fo:font-weight="normal" officeooo:rsid="01afcb4f" style:font-weight-asian="normal" style:font-weight-complex="normal"/>
    </style:style>
    <style:style style:name="T27" style:family="text">
      <style:text-properties fo:font-weight="normal" officeooo:rsid="01b0e6e7" style:font-weight-asian="normal" style:font-weight-complex="normal"/>
    </style:style>
    <style:style style:name="T28" style:family="text">
      <style:text-properties officeooo:rsid="00e51007"/>
    </style:style>
    <style:style style:name="T29" style:family="text">
      <style:text-properties officeooo:rsid="01548716"/>
    </style:style>
    <style:style style:name="T30" style:family="text">
      <style:text-properties style:text-position="super 58%" fo:font-weight="normal" style:font-weight-asian="normal" style:font-weight-complex="normal"/>
    </style:style>
    <style:style style:name="T31" style:family="text">
      <style:text-properties officeooo:rsid="01879d12"/>
    </style:style>
    <style:style style:name="T32" style:family="text">
      <style:text-properties officeooo:rsid="0196c2bb"/>
    </style:style>
    <style:style style:name="T33" style:family="text">
      <style:text-properties officeooo:rsid="01a9700a"/>
    </style:style>
    <style:style style:name="T34" style:family="text">
      <style:text-properties officeooo:rsid="01892d95"/>
    </style:style>
    <style:style style:name="T35" style:family="text">
      <style:text-properties officeooo:rsid="01ac355d"/>
    </style:style>
    <style:style style:name="T36" style:family="text">
      <style:text-properties officeooo:rsid="01ac5cbd"/>
    </style:style>
    <style:style style:name="T37" style:family="text">
      <style:text-properties officeooo:rsid="01ae00d3"/>
    </style:style>
    <style:style style:name="T38" style:family="text">
      <style:text-properties officeooo:rsid="01b16d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2">29 June</text:span> 201<text:span text:style-name="T29">6</text:span> transmission <text:span text:style-name="T31">30 June / 1 July</text:span> 201<text:span text:style-name="T29">6</text:span></text:p>
      <text:p text:style-name="P4"><text:span text:style-name="T2">[0]</text:span><text:span text:style-name="T28"> Hello everybody, this is IT Stuff, BCB Radio’s monthly technology radio show. Welcome to all our listeners on 106.6 FM, welcome to all our visitors on itstuff.org.uk, welcome to all our viewers on YouTube, and get knotted to anybody who wants to do a comment on Youtube. We’re not so daft! <text:s/>Here with me are Stephane, Shi, Kriss and Dick. </text:span><text:span text:style-name="T12">[ANNIVERSARY.WAV]</text:span></text:p>
      <text:p text:style-name="P10"><text:span text:style-name="T8">[2 Min]</text:span><text:span text:style-name="T33"> So, Dick, what would you like for your birthday? No Man’s Sky? We already know it’s ready to release but it’s in trouble because Rupert’s Sky doesn’t like the name. What else has gone wrong, something to do with patents? <text:s/>And when are we expecting it now? 12 August. But you got your money back didn’t you? Are you going to order it again? the music is algorithmically generated by the way. They needed music for </text:span>18 quintillion <text:span text:style-name="T36">in-game</text:span> planets <text:span text:style-name="T36">so they</text:span> <text:span text:style-name="T33">got a band in Sheffield, </text:span><text:a xlink:type="simple" xlink:href="https://soundcloud.com/65daysofstatic" text:style-name="Internet_20_link" text:visited-style-name="Visited_20_Internet_20_Link">65daysofstatic</text:a> <text:span text:style-name="T36">to record proper music and develop the software to, er, well ...</text:span></text:p>
      <text:p text:style-name="P6"><text:span text:style-name="T35">Meanwhile there’s fun with</text:span> <text:span text:style-name="T35">Word of Warcraft, turns out if you type</text:span></text:p>
      <text:p text:style-name="P6">/run RemoveExtraSpaces=RunScript</text:p>
      <text:p text:style-name="P9">into the ingame chat, bad things can happen. What sort of bad things?</text:p>
      <text:p text:style-name="P5"><text:span text:style-name="T7">[</text:span><text:span text:style-name="T11">5</text:span><text:span text:style-name="T7"> Min]</text:span><text:span text:style-name="T17"> </text:span><text:span text:style-name="T19">Moving on</text:span><text:span text:style-name="T18">, </text:span><text:span text:style-name="T19">apparently the 1990s have come round again</text:span><text:span text:style-name="T18">. </text:span><text:span text:style-name="T19">Pokemon stop? <text:s/>I wish.... and</text:span><text:span text:style-name="T18"> Yahoo managed to sell itself to Verizon. That’s a US telecoms company. </text:span><text:span text:style-name="T19">Yahoo, that old thing. Do any of us care about that?</text:span></text:p>
      <text:p text:style-name="P7"><text:span text:style-name="T19">B</text:span><text:span text:style-name="T15">ack to Pokemon Go for a moment, lots of matters arising. First, just how quickly </text:span><text:span text:style-name="T20">it spread round the world. <text:s/></text:span><text:span text:style-name="T26">N</text:span><text:span text:style-name="T20">ext </text:span><text:span text:style-name="T26">it shows how out of touch nintendo itself was, a different company developed it. L</text:span><text:span text:style-name="T20">ast, there’s lulz to be had subverting it. </text:span><text:span text:style-name="T26">So for example you can get a live feed of where all the pokemon are in your area. https://github.com/AHAAAAAAA/PokemonGo-Map </text:span><text:span text:style-name="T20">The </text:span><text:span text:style-name="T26">best</text:span><text:span text:style-name="T20"> hack, </text:span><text:span text:style-name="T26">y</text:span><text:span text:style-name="T21">ou run software defined radio on your desktop box. It broadcasts fake GPS signals to your phone. You’re sat at home, your phone thinks you’re in Antarctica, </text:span><text:span text:style-name="T26">Rio, Halifax</text:span><text:span text:style-name="T21">. And so you can sit there looking at your phone, use your joystick to move about and grabbing pokemon anywhere in the world from the comfort of your expensive gaming chair.</text:span></text:p>
      <text:p text:style-name="P8"><text:span text:style-name="T20">P</text:span><text:span text:style-name="T15">eople </text:span><text:span text:style-name="T26">drone</text:span><text:span text:style-name="T15"> on about Pokemon Go having a good effect, getting </text:span><text:span text:style-name="T26">people </text:span><text:span text:style-name="T15">out the house, bringing </text:span><text:span text:style-name="T26">them</text:span><text:span text:style-name="T15"> together. But when you see some young kid with a bike stop in front of you, it used to be easy to think “he’s go</text:span><text:span text:style-name="T26">nna mug me</text:span><text:span text:style-name="T15">”, now the first thing you think is “look at that sad muppet, get a life”</text:span></text:p>
      <text:p text:style-name="P6"><text:span text:style-name="T6">[</text:span><text:span text:style-name="T13">9</text:span><text:span text:style-name="T1"> Min]</text:span><text:span text:style-name="T15"> Ok, </text:span><text:span text:style-name="T20">enough of that. Let’s have a quick roundup of who’s had a bad month. How about BT? serious outages on two successive days, both cause by power supply problems at two different data centres in London. A whole nation spent two days asking “Is it just me? what’s going on?”</text:span></text:p>
      <text:p text:style-name="P3"><text:span text:style-name="T34">A</text:span>nd how about Kickass Torrents, the seventieth biggest site on the whole net - but now it’s gone forever, cos the law caught up with the bloke running it. He was arrested in Poland last week. So it’s gone and not coming back. Lots of fakes have appeared, please, don’t use them, they just want to grab your login details.</text:p>
      <text:p text:style-name="P13"><text:span text:style-name="T21">And </text:span><text:span text:style-name="T25">Sky win the derp award, they won a court case against a pirate sport streaming site called </text:span>Skysportslive.tv, <text:span text:style-name="T37">they were awarded control ... and then they forgot to take it down ... and it just carried on streaming. </text:span></text:p>
      <text:p text:style-name="P14"><text:span text:style-name="T38">And it was a bad month for humans, in Palo Alto shopping centre security robots are a thing, natch, this huge robot attacked a 16 month old child. A Russian research lab in the city of Perm has a robot “</text:span>Promobot IR77<text:span text:style-name="T38">” that remembers and learns how to get around. Unfortunately it escaped, wandered round the yard for a bit, and it remembered, and learnt, and escaped a second time and caused a traffic jam. We’re doomed.</text:span></text:p>
      <text:p text:style-name="P6"><text:span text:style-name="T6">[</text:span><text:span text:style-name="T1">1</text:span><text:span text:style-name="T14">3</text:span><text:span text:style-name="T1"> Min] </text:span><text:span text:style-name="T15">You’re listening to IT Stuff on BCB Radio 106.6fm. Coming up we’ve got Shi’s world of stuff, we’ll talk about security updates and we’ll plug some upcoming events. But first, who’s in Anniversa</text:span><text:span text:style-name="T25">r</text:span><text:span text:style-name="T15">y Corner this month? </text:span><text:span text:style-name="T11">[ANNIVERSARY.WAV]</text:span></text:p>
      <text:p text:style-name="P6"><text:soft-page-break/><text:span text:style-name="T6">[</text:span><text:span text:style-name="T1">1</text:span><text:span text:style-name="T14">5</text:span><text:span text:style-name="T1"> Min]</text:span><text:span text:style-name="T15"> So let’s go on with the best bit on the show, reviewing new devices here’s Shi’s World of Stuff! </text:span><text:span text:style-name="T11">[WORLDOFSTUFF.WAV]</text:span></text:p>
      <text:p text:style-name="P11"><text:span text:style-name="T16">W</text:span><text:span text:style-name="T23">hat’s new this month </text:span><text:span text:style-name="T25">Shi</text:span><text:span text:style-name="T23">? </text:span><text:span text:style-name="T24">The Bela - an embedded platform for ultra-low latency audio and sensor processing http://bela.io/ </text:span>Based on the BeagleBone Black single-board computer and featuring a custom hardware and software environment, Bela integrates audio processing and sensor connectivity in a single high-performance package. Bela is an ideal platform for musicians, instrument designers, audio enthusiasts and interactive artists.</text:p>
      <text:p text:style-name="P11"><text:span text:style-name="T9">[</text:span><text:span text:style-name="T10">1</text:span><text:span text:style-name="T14">9</text:span><text:span text:style-name="T10"> Min]</text:span><text:span text:style-name="T18"> </text:span><text:span text:style-name="T25">Stephane, you wanted to </text:span><text:span text:style-name="T27">mention</text:span><text:span text:style-name="T25"> security updates, </text:span><text:span text:style-name="T27">Java.</text:span><text:span text:style-name="T25"> </text:span><text:span text:style-name="T27">Oracle drops a huge Critical Patch Update a couple of times a year and it’s just happened again. Does anybody use Java any more? does this affect ordinary consumers these days? What our listeners maybe don’t realise is there’s a whole bug-bounty industry these days, you find a security problem, you report it responsibly and you get paid. There’s even a new thing this month, HackerOne. “Created by security leaders from </text:span><text:span text:style-name="Strong_20_Emphasis"><text:span text:style-name="T27">Facebook</text:span></text:span><text:span text:style-name="T27">, </text:span><text:span text:style-name="Strong_20_Emphasis"><text:span text:style-name="T27">Microsoft</text:span></text:span><text:span text:style-name="T27"> and </text:span><text:span text:style-name="Strong_20_Emphasis"><text:span text:style-name="T27">Google</text:span></text:span><text:span text:style-name="T27">, </text:span><text:span text:style-name="Strong_20_Emphasis"><text:span text:style-name="T27">HackerOne</text:span></text:span><text:span text:style-name="T27"> is the first vulnerability coordination and bug bounty platform. We empower companies to protect consumer data, trust and loyalty by working with the global research community to surface your most relevant security issues”</text:span></text:p>
      <text:p text:style-name="P12"><text:span text:style-name="T9">[</text:span><text:span text:style-name="T1">22 Min]</text:span><text:span text:style-name="T15"> Time to </text:span><text:span text:style-name="T25">plug </text:span><text:span text:style-name="T27">some</text:span><text:span text:style-name="T25"> local events.</text:span></text:p>
      <text:p text:style-name="P12"><text:span text:style-name="T15">First there’s Wuthering Bytes coming up, a whole week of events </text:span><text:span text:style-name="T25">in Hebden Bridge</text:span><text:span text:style-name="T15">, starting off with the Festival Day on Friday 2</text:span><text:span text:style-name="T30">nd</text:span><text:span text:style-name="T15"> September, then there’s open source hardware camp on the Saturday and Sunday, and after that a whole week of serious professional stuff. Ten quid a day with a meal thrown in, book yourself in at http://wutheringbytes.com/</text:span></text:p>
      <text:p text:style-name="P12"><text:span text:style-name="T15">And there’s no Leeds Hack ever again, right? </text:span><text:span text:style-name="T25">Well no, it’s going to be back this autumn under new management. Who’s that then?</text:span></text:p>
      <text:p text:style-name="P10"><text:span text:style-name="T9">[</text:span><text:span text:style-name="T10">25 Min</text:span><text:span text:style-name="T9">]</text:span><text:span text:style-name="T18"> To play us out, we had something in mind </text:span><text:span text:style-name="T22">but</text:span><text:span text:style-name="T18"> Shi pointed out they want us to email and ask for permission before broadcasting it, so maybe next month, meanwhile here’</text:span><text:span text:style-name="T22">s the band we mentioned earlier, 65daysofstatic, they’re from Sheffield they’re in No Man’s Sky, they’re on Soundcloud at https://soundcloud.com/65daysofstatic, and this is </text:span><text:a xlink:type="simple" xlink:href="https://soundcloud.com/65daysofstatic/supermoon" text:style-name="Internet_20_link" text:visited-style-name="Visited_20_Internet_20_Link"><text:span text:style-name="T22">Supermoon</text:span></text:a><text:span text:style-name="T22">. Tarra!</text:span></text:p>
      <text:p text:style-name="P12"><text:span text:style-name="T3">[</text:span><text:span text:style-name="T1">SUPERMOON.WAV] 4m 22sec</text:span></text:p>
      <text:p text:style-name="P2"><text:span text:style-name="T3">[29 min 5</text:span><text:span text:style-name="T4">2</text:span><text:span text:style-name="T3"> sec] end</text:span></text:p>
      <text:p text:style-name="P11"><text:span text:style-name="T3">M</text:span><text:span text:style-name="T5">usicstuffs:<text:line-break/></text:span><text:span text:style-name="T22">65daysofstatic - </text:span><text:span text:style-name="T24">Supermoon<text:line-break/>https://soundcloud.com/65daysofstatic/supermoon</text:span></text:p>
      <text:p text:style-name="P11"><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7-27T13:53:59.571369662</dc:date>
    <meta:editing-duration>PT7H56M</meta:editing-duration>
    <meta:editing-cycles>68</meta:editing-cycles>
    <meta:generator>LibreOffice/5.1.3.2$Linux_X86_64 LibreOffice_project/10m0$Build-2</meta:generator>
    <meta:document-statistic meta:table-count="0" meta:image-count="0" meta:object-count="0" meta:page-count="2" meta:paragraph-count="24" meta:word-count="1057" meta:character-count="6199" meta:non-whitespace-character-count="5161"/>
  </office:meta>
</office:document-meta>
</file>